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21:24:49.639153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4T21:25:49.300754107</dc:date>
    <meta:creation-date>2014-12-14T08:12:00Z</meta:creation-date>
    <meta:editing-cycles>591</meta:editing-cycles>
    <meta:editing-duration>PT23H44M12S</meta:editing-duration>
    <meta:generator>LibreOffice/7.0.2.2$Linux_X86_64 LibreOffice_project/00$Build-2</meta:generator>
    <meta:document-statistic meta:table-count="10" meta:cell-count="1770" meta:object-count="0"/>
  </office:meta>
</office:document-meta>
</file>